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utura Lt BT" svg:font-family="'Futura Lt BT'"/>
    <style:font-face style:name="OpenSymbol" svg:font-family="OpenSymbol, 'Arial Unicode MS'"/>
    <style:font-face style:name="FreeSans1" svg:font-family="FreeSans"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language="de" fo:country="DE" style:text-underline-style="none" style:font-name-complex="Arial"/>
    </style:style>
    <style:style style:name="P3" style:family="paragraph" style:parent-style-name="Standard">
      <style:paragraph-properties fo:text-align="justify" style:justify-single-word="false"/>
      <style:text-properties style:font-name="Arial" fo:language="de" fo:country="DE" style:text-underline-style="none" fo:font-weight="bold" style:font-weight-asian="bold" style:font-name-complex="Arial" style:font-weight-complex="bold"/>
    </style:style>
    <style:style style:name="P4" style:family="paragraph" style:parent-style-name="Standard">
      <style:paragraph-properties fo:text-align="justify" style:justify-single-word="false"/>
      <style:text-properties style:font-name="Arial" fo:language="de" fo:country="DE" style:text-underline-style="solid" style:text-underline-width="auto" style:text-underline-color="font-color" style:font-name-complex="Arial"/>
    </style:style>
    <style:style style:name="P5" style:family="paragraph" style:parent-style-name="Standard">
      <style:paragraph-properties fo:text-align="justify" style:justify-single-word="false"/>
      <style:text-properties style:font-name="Arial" fo:language="de" fo:country="DE" fo:font-style="normal" style:text-underline-style="none" style:font-style-asian="normal" style:font-name-complex="Arial" style:font-style-complex="normal"/>
    </style:style>
    <style:style style:name="P6" style:family="paragraph" style:parent-style-name="Standard">
      <style:paragraph-properties fo:text-align="justify" style:justify-single-word="false"/>
      <style:text-properties style:font-name="Arial" fo:language="de" fo:country="DE" fo:font-style="italic" style:text-underline-style="none" style:font-style-asian="italic" style:font-name-complex="Arial" style:font-style-complex="italic"/>
    </style:style>
    <style:style style:name="P7" style:family="paragraph" style:parent-style-name="Standard">
      <style:paragraph-properties fo:text-align="justify" style:justify-single-word="false"/>
      <style:text-properties style:font-name="Arial" fo:font-size="20pt" fo:language="de" fo:country="DE" style:text-underline-style="solid" style:text-underline-width="auto" style:text-underline-color="font-color" fo:font-weight="bold" style:font-size-asian="20pt" style:font-weight-asian="bold" style:font-name-complex="Arial" style:font-size-complex="20pt" style:font-weight-complex="bold"/>
    </style:style>
    <style:style style:name="P8" style:family="paragraph" style:parent-style-name="Standard">
      <style:paragraph-properties fo:text-align="justify" style:justify-single-word="false"/>
      <style:text-properties style:font-name="Arial"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text-align="justify" style:justify-single-word="false"/>
      <style:text-properties style:font-name="Arial"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P10" style:family="paragraph" style:parent-style-name="Standard">
      <style:paragraph-properties fo:text-align="justify" style:justify-single-word="false"/>
      <style:text-properties style:text-position="0% 100%" style:font-name="Arial" fo:font-size="10pt" fo:language="de" fo:country="DE" style:text-underline-style="none" fo:font-weight="bold" style:font-size-asian="10pt" style:font-weight-asian="bold" style:font-name-complex="Arial" style:font-weight-complex="bold"/>
    </style:style>
    <style:style style:name="P11" style:family="paragraph" style:parent-style-name="Standard">
      <style:paragraph-properties fo:text-align="justify" style:justify-single-word="false"/>
      <style:text-properties style:text-position="0% 100%" style:font-name="Arial" fo:font-size="10pt" fo:language="de" fo:country="DE" style:text-underline-style="none" fo:font-weight="normal" style:font-size-asian="10pt" style:font-weight-asian="normal" style:font-name-complex="Arial" style:font-weight-complex="normal"/>
    </style:style>
    <style:style style:name="P12" style:family="paragraph" style:parent-style-name="Standard">
      <style:paragraph-properties fo:text-align="justify" style:justify-single-word="false"/>
      <style:text-properties style:text-position="0% 100%" style:font-name="Arial" fo:font-size="10pt" fo:language="de" fo:country="DE" fo:font-style="italic" style:text-underline-style="none" fo:font-weight="normal" style:font-size-asian="10pt" style:font-style-asian="italic" style:font-weight-asian="normal" style:font-name-complex="Arial" style:font-style-complex="italic" style:font-weight-complex="normal"/>
    </style:style>
    <style:style style:name="P13" style:family="paragraph" style:parent-style-name="Standard">
      <style:paragraph-properties fo:text-align="justify" style:justify-single-word="false"/>
      <style:text-properties style:text-position="0% 100%" style:font-name="Arial" fo:font-size="10pt" fo:language="de" fo:country="DE" fo:font-style="normal" style:text-underline-style="none" fo:font-weight="normal" style:font-size-asian="10pt" style:font-style-asian="normal" style:font-weight-asian="normal" style:font-name-complex="Arial" style:font-style-complex="normal" style:font-weight-complex="normal"/>
    </style:style>
    <style:style style:name="P14" style:family="paragraph" style:parent-style-name="Standard">
      <style:paragraph-properties fo:margin-left="0.3929in" fo:margin-right="0in" fo:text-align="justify" style:justify-single-word="false" fo:text-indent="0in" style:auto-text-indent="false"/>
    </style:style>
    <style:style style:name="P15" style:family="paragraph" style:parent-style-name="Standard">
      <style:paragraph-properties fo:margin-left="0.3929in" fo:margin-right="0in" fo:text-align="justify" style:justify-single-word="false" fo:text-indent="0in" style:auto-text-indent="false"/>
      <style:text-properties style:font-name="Arial" fo:language="de" fo:country="DE" fo:font-style="normal" style:text-underline-style="none" style:font-style-asian="normal" style:font-name-complex="Arial" style:font-style-complex="normal"/>
    </style:style>
    <style:style style:name="P16" style:family="paragraph" style:parent-style-name="Standard">
      <style:paragraph-properties fo:margin-left="0.3929in" fo:margin-right="0in" fo:text-align="justify" style:justify-single-word="false" fo:text-indent="0in" style:auto-text-indent="false"/>
      <style:text-properties style:text-position="0% 100%" style:font-name="Arial" fo:font-size="10pt" fo:language="de" fo:country="DE" style:text-underline-style="none" fo:font-weight="normal" style:font-size-asian="10pt" style:font-weight-asian="normal" style:font-name-complex="Arial" style:font-weight-complex="normal"/>
    </style:style>
    <style:style style:name="P17" style:family="paragraph" style:parent-style-name="Standard">
      <style:paragraph-properties fo:margin-left="0.1965in" fo:margin-right="0in" fo:text-align="justify" style:justify-single-word="false" fo:text-indent="0in" style:auto-text-indent="false"/>
      <style:text-properties style:font-name="Arial" fo:language="de" fo:country="DE" style:text-underline-style="none" style:font-name-complex="Arial"/>
    </style:style>
    <style:style style:name="P18" style:family="paragraph" style:parent-style-name="Standard">
      <style:paragraph-properties fo:text-align="justify" style:justify-single-word="false" fo:break-before="page"/>
      <style:text-properties style:font-name="Arial" fo:font-size="20pt" fo:language="de" fo:country="DE" style:text-underline-style="solid" style:text-underline-width="auto" style:text-underline-color="font-color" fo:font-weight="bold" style:font-size-asian="20pt" style:font-weight-asian="bold" style:font-name-complex="Arial" style:font-size-complex="20pt" style:font-weight-complex="bold"/>
    </style:style>
    <style:style style:name="P19" style:family="paragraph" style:parent-style-name="Standard">
      <style:paragraph-properties fo:text-align="justify" style:justify-single-word="false" fo:break-before="page"/>
      <style:text-properties style:font-name="Arial" fo:font-size="20pt" fo:language="de" fo:country="DE" fo:font-style="normal" style:text-underline-style="solid" style:text-underline-width="auto" style:text-underline-color="font-color" fo:font-weight="bold" style:font-size-asian="20pt" style:font-style-asian="normal" style:font-weight-asian="bold" style:font-name-complex="Arial" style:font-size-complex="20pt" style:font-style-complex="normal" style:font-weight-complex="bold"/>
    </style:style>
    <style:style style:name="P20" style:family="paragraph" style:parent-style-name="Standard">
      <style:paragraph-properties fo:margin-left="0in" fo:margin-right="0in" fo:text-align="justify" style:justify-single-word="false" fo:text-indent="0in" style:auto-text-indent="false"/>
      <style:text-properties style:font-name="Arial" fo:language="de" fo:country="DE" style:text-underline-style="none" style:font-name-complex="Arial"/>
    </style:style>
    <style:style style:name="P21" style:family="paragraph" style:parent-style-name="Standard" style:master-page-name="Standard">
      <style:paragraph-properties fo:text-align="justify" style:justify-single-word="false" style:page-number="auto"/>
      <style:text-properties style:font-name="Arial" fo:language="de" fo:country="DE" style:text-underline-style="none" style:font-name-complex="Arial"/>
    </style:style>
    <style:style style:name="T1" style:family="text">
      <style:text-properties style:font-name="Arial" fo:language="de" fo:country="DE" style:text-underline-style="none" style:font-name-complex="Arial"/>
    </style:style>
    <style:style style:name="T2" style:family="text">
      <style:text-properties style:font-name="Arial" fo:language="de" fo:country="DE" style:text-underline-style="solid" style:text-underline-width="auto" style:text-underline-color="font-color" style:font-name-complex="Arial"/>
    </style:style>
    <style:style style:name="T3" style:family="text">
      <style:text-properties style:font-name="Arial" fo:language="de" fo:country="DE" fo:font-style="italic" style:text-underline-style="none" style:font-style-asian="italic" style:font-name-complex="Arial" style:font-style-complex="italic"/>
    </style:style>
    <style:style style:name="T4" style:family="text">
      <style:text-properties style:font-name="Arial" fo:language="de" fo:country="DE" fo:font-style="normal" style:text-underline-style="none" style:font-style-asian="normal" style:font-name-complex="Arial" style:font-style-complex="normal"/>
    </style:style>
    <style:style style:name="T5" style:family="text">
      <style:text-properties style:font-name="Arial" fo:font-size="10pt" fo:language="de" fo:country="DE"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T6" style:family="text">
      <style:text-properties style:font-name="Arial" fo:font-size="10pt" fo:language="de" fo:country="DE" fo:font-style="italic" style:text-underline-style="none" fo:font-weight="normal" style:font-size-asian="10pt" style:font-style-asian="italic" style:font-weight-asian="normal" style:font-name-complex="Arial" style:font-size-complex="10pt" style:font-style-complex="italic" style:font-weight-complex="normal"/>
    </style:style>
    <style:style style:name="T7" style:family="text">
      <style:text-properties style:text-position="0% 100%" style:font-name="Arial" fo:font-size="10pt" fo:language="de" fo:country="DE" style:text-underline-style="none" fo:font-weight="normal" style:font-size-asian="10pt" style:font-weight-asian="normal" style:font-name-complex="Arial" style:font-weight-complex="normal"/>
    </style:style>
    <style:style style:name="T8" style:family="text">
      <style:text-properties style:text-position="0% 100%" style:font-name="Arial" fo:font-size="10pt" fo:language="de" fo:country="DE" fo:font-style="italic" style:text-underline-style="none" fo:font-weight="normal" style:font-size-asian="10pt" style:font-style-asian="italic" style:font-weight-asian="normal" style:font-name-complex="Arial" style:font-style-complex="italic" style:font-weight-complex="normal"/>
    </style:style>
    <style:style style:name="T9" style:family="text">
      <style:text-properties officeooo:rsid="001309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bkürzungen: [PDM] Pull-Down-Menü, [FT] Freitext ggf. beschränkt auf Zahlen, [CB] Checkbox</text:p>
      <text:p text:style-name="P2"/>
      <text:p text:style-name="P4"/>
      <text:p text:style-name="P7">FORMULAR l - MITGLIEDSCHAFT</text:p>
      <text:p text:style-name="P4"/>
      <text:p text:style-name="P4"/>
      <text:p text:style-name="P3">Persönliche Daten</text:p>
      <text:p text:style-name="P4"/>
      <text:p text:style-name="P2">[PDM] [Anrede] Herr / Frau / Divers / keine Angabe</text:p>
      <text:p text:style-name="P2">[FT] Titel</text:p>
      <text:p text:style-name="P2">[FT] Vorname(n)</text:p>
      <text:p text:style-name="P2">[FT] Nachname(n)</text:p>
      <text:p text:style-name="P2">[FT] Straße</text:p>
      <text:p text:style-name="P2">[FT] Hausnummer</text:p>
      <text:p text:style-name="P2">[FT] Postleitzahl</text:p>
      <text:p text:style-name="P2">[FT] Ort</text:p>
      <text:p text:style-name="P2">[PDM] [Land] Alle Länder</text:p>
      <text:p text:style-name="P2">[FT] Email-Adresse</text:p>
      <text:p text:style-name="P2">[FT] Telefonnummer</text:p>
      <text:p text:style-name="P2">[XX.XX.XXX] Geburtsdatum</text:p>
      <text:p text:style-name="P4"/>
      <text:p text:style-name="P4"/>
      <text:p text:style-name="P3">Feuerwerk</text:p>
      <text:p text:style-name="P4"/>
      <text:p text:style-name="P2">[CB]<text:tab/>Ich verfüge über einen Erlaubnis- oder Befähigungsschein</text:p>
      <text:p text:style-name="P1"><text:span text:style-name="T1"><text:tab/><text:tab/></text:span><text:span text:style-name="T3">Wenn angekreuzt, gehen folgende CB auf:</text:span></text:p>
      <text:p text:style-name="P15"/>
      <text:p text:style-name="P15">[CB]<text:tab/>[§20]</text:p>
      <text:p text:style-name="P15">[CB]<text:tab/>[§27]</text:p>
      <text:p text:style-name="P14"><text:span text:style-name="T4">[CB]<text:tab/>[§7] <text:s/></text:span><text:span text:style-name="T3">Wenn [§7] angekreuzt, geht folgender Hinweise auf:</text:span></text:p>
      <text:p text:style-name="P14"><text:span text:style-name="T3"><text:tab/><text:tab/></text:span><text:span text:style-name="T4">Sie sind betreiben Pyrotechnik gewerblich? Dann nutzen Sie bitte unser Mitgliedsformular für Firmen <text:tab/><text:tab/><text:tab/>[Link zum Formular für Firmen]</text:span></text:p>
      <text:p text:style-name="P15"/>
      <text:p text:style-name="P15">Mein Erlaubnisschein bezieht sich auf die Bereiche</text:p>
      <text:p text:style-name="P15">[CB]<text:tab/>[F3]</text:p>
      <text:p text:style-name="P15">[CB]<text:tab/>[Bühnenpyrotechnik]</text:p>
      <text:p text:style-name="P15">[CB]<text:tab/>[Großfeuerwerk]</text:p>
      <text:p text:style-name="P15">[CB]<text:tab/>[SFX]</text:p>
      <text:p text:style-name="P5"/>
      <text:p text:style-name="P5"/>
      <text:p text:style-name="P5">[CB]<text:tab/>Ich bin Mitglied im Forum von Feuerwerk.net</text:p>
      <text:p text:style-name="P1"><text:span text:style-name="T1"><text:tab/><text:tab/></text:span><text:span text:style-name="T3">Wenn angekreuzt, gehen folgender Hinweis sowie Feld für FT auf.</text:span></text:p>
      <text:p text:style-name="P5"/>
      <text:p text:style-name="P15">Wenn Sie Ihren Mitgliedsname im Feuerwerk-Forum angeben, übermitteln wir diesen an Feuerwerk.net <text:tab/>zur Freischaltung für den Mitgliederbereich des BVPK. </text:p>
      <text:p text:style-name="P15">[FT]<text:tab/>Mitgliedsname auf Feuerwerk.net</text:p>
      <text:p text:style-name="P2"/>
      <text:p text:style-name="P4"/>
      <text:p text:style-name="P5">[CB]<text:tab/>Ich möchte meinen privaten Feuerwerke mit der Haftpflichtversicherung des BVPK absichern.</text:p>
      <text:p text:style-name="P1"><text:span text:style-name="T1"><text:tab/><text:tab/></text:span><text:span text:style-name="T3">Wenn angekreuzt geht folgender Hinweis auf.</text:span></text:p>
      <text:p text:style-name="P15"/>
      <text:p text:style-name="P15">Die Versicherung des BVPK ermöglicht es den Mitgliedern, die Haftpflicht für ihre privaten Feuerwerk abzusichern. Dies ist oft Bedingung für Genehmigungen und Erlaubnisse von Behörden. Für die Versicherung wird ein zusätzlicher Beitrag von 36€/Jahr fällig, hinzu kommen Beiträge pro Feuerwerk je nach dessen Größe. Weitere Infos zur Versicherung gibt's hier. [Link zur Info-Seite Versicherung.]</text:p>
      <text:p text:style-name="P2"/>
      <text:p text:style-name="P2"/>
      <text:p text:style-name="P10"/>
      <text:p text:style-name="P10">Fördermitgliedschaft</text:p>
      <text:p text:style-name="P11"/>
      <text:p text:style-name="P11">Der Jahresbeitrag für die Grundmitgliedschaft im BVPK beträgt nur 24€/Jahr, um möglichst allen Feuerwerksbegeisterten die Mitgliedschaft im BVPK zu ermöglichen. Für seine Arbeit zum Erhalt des <text:soft-page-break/>Feuerwerk ist der Verein ständig auf weitere Mittel angewiesen. Mit einer Fördermitgliedschaft unterstützt Du den Verein und die gesamte Community beim Engagement für unsere Leidenschaft!</text:p>
      <text:p text:style-name="P11"/>
      <text:p text:style-name="P11">[CB]<text:tab/>Ich möchte Fördermitglied im BVPK werden!</text:p>
      <text:p text:style-name="P12"><text:tab/><text:tab/>Wenn angekreuzt, gehen folgende Felder auf:</text:p>
      <text:p text:style-name="P11"/>
      <text:p text:style-name="P16">Fördermitgliedsbeitrag</text:p>
      <text:p text:style-name="P16"/>
      <text:p text:style-name="P16">[CB]<text:tab/>5€<text:tab/>Monatlicher Förderbeitrag</text:p>
      <text:p text:style-name="P16">[CB]<text:tab/>10€ Monatlicher Förderbeitrag</text:p>
      <text:p text:style-name="P16">[CB]<text:tab/>20€ Monatlicher Förderbeitrag</text:p>
      <text:p text:style-name="P16">[CB]<text:tab/>25€ Monatlicher Förderbeitrag</text:p>
      <text:p text:style-name="P16">[CB]<text:tab/>50€ Monatlicher Förderbeitrag</text:p>
      <text:p text:style-name="P11"/>
      <text:p text:style-name="P11"><text:tab/><text:tab/>[FT]<text:tab/>Frei wählbarer Betrag</text:p>
      <text:p text:style-name="P11"/>
      <text:p text:style-name="P12"><text:tab/><text:tab/><text:tab/>Ob Checkbox der frei gewählter Betrag: Der Betrag muss immer in der gleichen Spalte in der csv landen</text:p>
      <text:p text:style-name="P11"/>
      <text:p text:style-name="P11"><text:tab/><text:tab/>Rhythmus</text:p>
      <text:p text:style-name="P11"><text:tab/><text:tab/>[PDM]<text:tab/>Monatlich / Vierteljährlich / Halbjährlich / Jährlich</text:p>
      <text:p text:style-name="P11"/>
      <text:p text:style-name="P11"/>
      <text:p text:style-name="P11"/>
      <text:p text:style-name="P11"/>
      <text:p text:style-name="P11"/>
      <text:p text:style-name="P10">SEPA-Mandat</text:p>
      <text:p text:style-name="P2"/>
      <text:p text:style-name="P17">Die Zahlung des Mitgliedsbeitrag erfolgt per SEPA-Lastschrift. Hierfür benötigen wir ein entsprechendes Mandat.</text:p>
      <text:p text:style-name="P17"/>
      <text:p text:style-name="P17">[FT] Kontoinhaber/-in Nachname</text:p>
      <text:p text:style-name="P17">[FT] Kontoinhaber/-in Vorname</text:p>
      <text:p text:style-name="P17">[FT] IBAN</text:p>
      <text:p text:style-name="P17">[FT] BIC</text:p>
      <text:p text:style-name="P17"/>
      <text:p text:style-name="P17">Hiermit stimme ich der Abbuchung des Fördermitgliedsbeitrages zu und bestätige, dass ich Kontoinhaber/-in bin.</text:p>
      <text:p text:style-name="P17"/>
      <text:p text:style-name="P4"/>
      <text:p text:style-name="P2"/>
      <text:p text:style-name="P4"/>
      <text:p text:style-name="P2">[CB] Ja, ich akzeptiere die Datenschutzerklärung [Link zur Datenschutzerklärung]</text:p>
      <text:p text:style-name="P5">[CB] Ja, ich möchte regelmäßig per Email über die Arbeit des BVPK informiert werden</text:p>
      <text:p text:style-name="P4"/>
      <text:p text:style-name="P4"/>
      <text:p text:style-name="P4"/>
      <text:p text:style-name="P2">[Button] Beitreten!</text:p>
      <text:p text:style-name="P2"/>
      <text:p text:style-name="P1"><text:span text:style-name="T3">- Weiterleitung auf Seite mit Text:</text:span><text:span text:style-name="T4"> Ihr Mitgliedsantrag wurde übermittelt und wird bearbeitet. Herzlichen Dank!</text:span></text:p>
      <text:p text:style-name="P6">- Bei Absenden des Beitrags sollte eine Email ausgelöst werden, die die Infos zusammenfasst und das Mitglied willkommen heißt.</text:p>
      <text:p text:style-name="P2"/>
      <text:p text:style-name="P2"/>
      <text:p text:style-name="P2"/>
      <text:p text:style-name="P18">FORMULAR ll - FIRMENMITGLIEDSCHAFT</text:p>
      <text:p text:style-name="P4"/>
      <text:p text:style-name="P4"/>
      <text:p text:style-name="P4"/>
      <text:p text:style-name="P3">Daten Firma</text:p>
      <text:p text:style-name="P4"/>
      <text:p text:style-name="P2">[FT] Name Firma</text:p>
      <text:p text:style-name="P2">[FT] Straße</text:p>
      <text:p text:style-name="P2">[FT] Hausnummer</text:p>
      <text:p text:style-name="P2">[FT] Postleitzahl</text:p>
      <text:p text:style-name="P2">[FT] Ort</text:p>
      <text:p text:style-name="P2">[PDM] [Land] Alle Länder</text:p>
      <text:p text:style-name="P2">[FT] Email-Adresse</text:p>
      <text:p text:style-name="P2">[FT] Telefonnummer</text:p>
      <text:p text:style-name="P4"/>
      <text:p text:style-name="P4"/>
      <text:p text:style-name="P4"/>
      <text:p text:style-name="P3">Ansprechpartner</text:p>
      <text:p text:style-name="P4"/>
      <text:p text:style-name="P2">[PDM] [Anrede] Herr / Frau / Divers / keine Angabe</text:p>
      <text:p text:style-name="P2">[FT] Titel</text:p>
      <text:p text:style-name="P2">[FT] Vorname(n)</text:p>
      <text:p text:style-name="P2">[FT] Nachname(n)</text:p>
      <text:p text:style-name="P2">[FT] Funktion</text:p>
      <text:p text:style-name="P2">[FT] Email-Adresse</text:p>
      <text:p text:style-name="P2">[FT] Telefonnummer</text:p>
      <text:p text:style-name="P2">[XX.XX.XXX] Geburtsdatum</text:p>
      <text:p text:style-name="P2"/>
      <text:p text:style-name="P4"/>
      <text:p text:style-name="P4"/>
      <text:p text:style-name="P4"/>
      <text:p text:style-name="P3">Tätigkeitsschwerpunkte</text:p>
      <text:p text:style-name="P4"/>
      <text:p text:style-name="P2">[CB] Großfeuerwerke</text:p>
      <text:p text:style-name="P2">[CB] Bühne</text:p>
      <text:p text:style-name="P2">[CB] SFX</text:p>
      <text:p text:style-name="P2">[CB] Handel mit Großfeuerwerk</text:p>
      <text:p text:style-name="P2">[CB] Handel mit Kleinfeuerwerk zu Silvester</text:p>
      <text:p text:style-name="P2">[CB] Handel mit Kleinfeuerwerk unter dem Jahr</text:p>
      <text:p text:style-name="P2">[CB] Import</text:p>
      <text:p text:style-name="P2">[CB] Herstellung in Deutschland</text:p>
      <text:p text:style-name="P2">[FT] Sonstiges</text:p>
      <text:p text:style-name="P4"/>
      <text:p text:style-name="P4"/>
      <text:p text:style-name="P4"/>
      <text:p text:style-name="P3">Mitgliederbereich auf Feuerwerk.net</text:p>
      <text:p text:style-name="P4"/>
      <text:p text:style-name="P5">[CB]<text:tab/>Ich bin Mitglied im Forum von Feuerwerk.net</text:p>
      <text:p text:style-name="P1"><text:span text:style-name="T1"><text:tab/><text:tab/></text:span><text:span text:style-name="T3">Wenn angekreuzt, gehen folgender Hinweis sowie Feld für FT auf.</text:span></text:p>
      <text:p text:style-name="P5"/>
      <text:p text:style-name="P15">Wenn Sie Ihren Mitgliedsname im Feuerwerk-Forum angeben, übermitteln wir diesen an Feuerwerk.net zur Freischaltung für den Mitgliederbereich des BVPK. </text:p>
      <text:p text:style-name="P15">[FT]<text:tab/>Mitgliedsname auf Feuerwerk.net</text:p>
      <text:p text:style-name="P4"/>
      <text:p text:style-name="P5"/>
      <text:p text:style-name="P13"/>
      <text:p text:style-name="P11"/>
      <text:p text:style-name="P11"/>
      <text:p text:style-name="P10">Mitgliedsbeitrag</text:p>
      <text:p text:style-name="P11"/>
      <text:p text:style-name="P11">Mitglieder, die dem Verband als Betrieb beitreten, setzen ihren Beitrag frei fest. Die Mitglieder sind dazu angehalten, ihren Beitrag so auszuwählen, dass dieser etwa 0,2% ihres jährlichen Umsatzes entspricht. Der <text:soft-page-break/>jährliche Mindestbetrag für Firmenmitglieder beträgt 150,- Euro.</text:p>
      <text:p text:style-name="P11"/>
      <text:p text:style-name="P11">Ich setze meinen Jahresbeitag 2021 auf</text:p>
      <text:p text:style-name="P11"/>
      <text:p text:style-name="P11">[FT] </text:p>
      <text:p text:style-name="P11"/>
      <text:p text:style-name="P11">fest.</text:p>
      <text:p text:style-name="P11"/>
      <text:p text:style-name="P11"/>
      <text:p text:style-name="P11">Zahlungsrhythmus</text:p>
      <text:p text:style-name="P11"/>
      <text:p text:style-name="P11">[PDM]<text:tab/>Vierteljährlich / Halbjährlich / Jährlich</text:p>
      <text:p text:style-name="P11"/>
      <text:p text:style-name="P11"/>
      <text:p text:style-name="P11"/>
      <text:p text:style-name="P10">SEPA-Mandat</text:p>
      <text:p text:style-name="P2"/>
      <text:p text:style-name="P20">Die Zahlung des Mitgliedsbeitrag erfolgt per SEPA-Lastschrift. Hierfür benötigen wir ein entsprechendes Mandat.</text:p>
      <text:p text:style-name="P20"/>
      <text:p text:style-name="P20">[FT] Kontoinhaber/-in Nachname</text:p>
      <text:p text:style-name="P20">[FT] Kontoinhaber/-in Vorname</text:p>
      <text:p text:style-name="P20">[FT] IBAN</text:p>
      <text:p text:style-name="P20">[FT] BIC</text:p>
      <text:p text:style-name="P20"/>
      <text:p text:style-name="P20">Hiermit stimme ich der Abbuchung des Fördermitgliedsbeitrages zu und bestätige, dass ich Kontoinhaber/-in bin.</text:p>
      <text:p text:style-name="P17"/>
      <text:p text:style-name="P4"/>
      <text:p text:style-name="P4"/>
      <text:p text:style-name="P2">[CB] Ja, ich akzeptiere die Datenschutzerklärung [Link zur Datenschutzerklärung].</text:p>
      <text:p text:style-name="P5">[CB] Ja, ich möchte regelmäßig per Email über die Arbeit des BVPK informiert werden.</text:p>
      <text:p text:style-name="P4"/>
      <text:p text:style-name="P4"/>
      <text:p text:style-name="P4"/>
      <text:p text:style-name="P2">[Button] Beitreten!</text:p>
      <text:p text:style-name="P2"/>
      <text:p text:style-name="P1"><text:span text:style-name="T3">- Weiterleitung auf Seite mit Text Ihr </text:span><text:span text:style-name="T4">Mitgliedsantrag wurde übermittelt und wird bearbeitet. Herzlichen Dank!</text:span></text:p>
      <text:p text:style-name="P6">- Bei Absenden des Beitrags sollte eine Email ausgelöst werden, die die Infos zusammenfasst und das Mitglied willkommen heißt.</text:p>
      <text:p text:style-name="P2"/>
      <text:p text:style-name="P19">FORMULAR lll – ÄNDERUNG MITGLIEDSCHAFT</text:p>
      <text:p text:style-name="P8"/>
      <text:p text:style-name="P8">- Dies Formular ist identisch mit Formular l<text:span text:style-name="T9">I</text:span></text:p>
      <text:p text:style-name="P8">- Es ist auf eine eigene Seite zu setzen</text:p>
      <text:p text:style-name="P8">- Die Daten sind in eine eigene .csv zu exportieren</text:p>
      <text:p text:style-name="P8">- Folgende Informationen stehe vor dem Formular</text:p>
      <text:p text:style-name="P8"/>
      <text:p text:style-name="P8"/>
      <text:p text:style-name="P8"/>
      <text:p text:style-name="P8">Mitglieder, die Feuerwerk gewerblich betreiben, wechseln mit diesem Formular von der Grundmitgliedschaft zu einer Firmenmitgliedschaft.</text:p>
      <text:p text:style-name="P8"/>
      <text:p text:style-name="P8">[CB] Ich möchte meine persönliche Grundmitgliedschaft beibehalten und für meine Firma eine zusätzliche Mitgliedschaft beantragen.</text:p>
      <text:p text:style-name="P1"><text:span text:style-name="T6">Darunter:</text:span><text:span text:style-name="T5"> Je mehr private und gewerbliche Mitglieder der Verband hat, desto stärker kann er gegenüber Öffentlichkeit und Politik wirken. Für die Grundmitgliedschaft werden lediglich 24€/Jahr fällig.</text:span></text:p>
      <text:p text:style-name="P8"/>
      <text:p text:style-name="P8">[CB] Ich möchte meine persönliche Grundmitgliedschaft in eine Firmenmitgliedschaft umwandeln.</text:p>
      <text:p text:style-name="P8"/>
      <text:p text:style-name="P8"/>
      <text:p text:style-name="P9">Ab hier folgt Formular l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utura Lt BT" svg:font-family="'Futura Lt BT'"/>
    <style:font-face style:name="OpenSymbol" svg:font-family="OpenSymbol, 'Arial Unicode MS'"/>
    <style:font-face style:name="FreeSans1" svg:font-family="FreeSans" style:font-family-generic="swiss"/>
    <style:font-face style:name="Lucida Sans1" svg:font-family="'Lucida Sans'" style:font-family-generic="swiss"/>
    <style:font-face style:name="SimSun" svg:font-family="SimSu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65in" style:writing-mode="page"/>
      <style:text-properties style:use-window-font-color="true" loext:opacity="0%" style:font-name="Liberation Serif" fo:font-size="12pt" fo:language="en" fo:country="US"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Futura Lt BT" fo:font-family="'Futura Lt BT'" fo:font-size="10pt" fo:language="en" fo:country="none" style:letter-kerning="true" style:font-name-asian="SimSun" style:font-family-asian="SimSun" style:font-pitch-asian="variable" style:font-size-asian="10pt" style:language-asian="zh" style:country-asian="CN" style:font-name-complex="Lucida Sans" style:font-family-complex="'Lucida Sans'" style:font-family-generic-complex="swis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Futura Lt BT" fo:font-family="'Futura Lt BT'" fo:font-size="12pt"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Überschrift"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Lucida Sans" style:font-family-complex="'Lucida Sans'" style:font-family-generic-complex="swiss" style:font-pitch-complex="variable" style:font-size-complex="14pt"/>
    </style:style>
    <style:style style:name="Beschriftung" style:family="paragraph" style:parent-style-name="Standard">
      <style:paragraph-properties fo:margin-top="0.0835in" fo:margin-bottom="0.0835in" style:contextual-spacing="false" text:number-lines="false" text:line-number="0"/>
      <style:text-properties style:font-name="Futura Lt BT" fo:font-family="'Futura Lt BT'" fo:font-size="12pt" fo:font-style="italic" style:font-size-asian="12pt" style:font-style-asian="italic" style:font-name-complex="Lucida Sans1" style:font-family-complex="'Lucida Sans'" style:font-family-generic-complex="swiss" style:font-size-complex="12pt" style:font-style-complex="italic"/>
    </style:style>
    <style:style style:name="Verzeichnis" style:family="paragraph" style:parent-style-name="Standard">
      <style:paragraph-properties text:number-lines="false" text:line-number="0"/>
      <style:text-properties style:font-name="Futura Lt BT" fo:font-family="'Futura Lt BT'" fo:font-size="12pt" style:font-size-asian="12pt" style:font-name-complex="Lucida Sans1" style:font-family-complex="'Lucida Sans'" style:font-family-generic-complex="swiss"/>
    </style:style>
    <style:style style:name="Nummerierungszeichen"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ufzählungszeichen" style:family="text">
      <style:text-properties style:font-name="OpenSymbol" fo:font-family="OpenSymbol, 'Arial Unicode MS'" style:font-name-asian="OpenSymbol" style:font-family-asian="OpenSymbol, 'Arial Unicode MS'" style:font-name-complex="OpenSymbol" style:font-family-complex="OpenSymbol, 'Arial Unicode M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4:41:01</meta:creation-date>
    <meta:editing-duration>P23DT22H20M15S</meta:editing-duration>
    <dc:date>2021-06-10T12:42:46.794992983</dc:date>
    <meta:editing-cycles>1</meta:editing-cycles>
    <meta:document-statistic meta:table-count="0" meta:image-count="0" meta:object-count="0" meta:page-count="5" meta:paragraph-count="123" meta:word-count="824" meta:character-count="6097" meta:non-whitespace-character-count="5366"/>
    <meta:generator>LibreOffice/7.0.4.2$Linux_X86_64 LibreOffice_project/00$Build-2</meta:generator>
  </office:meta>
</office:document-meta>
</file>